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3.8102in"/>
    </style:style>
    <style:style style:name="co4" style:family="table-column">
      <style:table-column-properties fo:break-before="auto" style:column-width="3.9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6413in" svg:y="3.0193in">
            <draw:object draw:notify-on-update-of-ranges="Sheet1.B2:Sheet1.B16 Sheet1.D2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umber of edges needed for creating connected component</text:p>
          </table:table-cell>
          <table:table-cell office:value-type="string" calcext:value-type="string">
            <text:p>Number of pairs generated for getting a connected compon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table:formula="of:=[.B2]-1" office:value-type="float" office:value="499" calcext:value-type="float">
            <text:p>499</text:p>
          </table:table-cell>
          <table:table-cell office:value-type="float" office:value="1644" calcext:value-type="float">
            <text:p>1644</text:p>
          </table:table-cell>
          <table:table-cell table:number-columns-repeated="3"/>
          <table:table-cell table:formula="of:=POWER([.B2]; 1.0955)" office:value-type="float" office:value="905.152259256819" calcext:value-type="float">
            <text:p>905.152259256819</text:p>
          </table:table-cell>
          <table:table-cell table:formula="of:=[.D2]/[.H2]" office:value-type="float" office:value="1.81626901240883" calcext:value-type="float">
            <text:p>1.81626901240883</text:p>
          </table:table-cell>
          <table:table-cell/>
          <table:table-cell table:formula="of:=POWER([.B2]; 1.0955)*1.961" office:value-type="float" office:value="1775.00358040262" calcext:value-type="float">
            <text:p>1775.0035804026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formula="of:=[.B3]-1" office:value-type="float" office:value="999" calcext:value-type="float">
            <text:p>999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table:formula="of:= (LOG([.D3]) - LOG([.D2]))/(LOG([.B3]) - LOG([.B2]))" office:value-type="float" office:value="1.14315663111852" calcext:value-type="float">
            <text:p>1.14315663111852</text:p>
          </table:table-cell>
          <table:table-cell table:formula="of:=POWER([.B3]; 1.0955)" office:value-type="float" office:value="1934.19385861928" calcext:value-type="float">
            <text:p>1934.19385861928</text:p>
          </table:table-cell>
          <table:table-cell table:formula="of:=[.D3]/[.H3]" office:value-type="float" office:value="1.87726787768419" calcext:value-type="float">
            <text:p>1.87726787768419</text:p>
          </table:table-cell>
          <table:table-cell/>
          <table:table-cell table:formula="of:=POWER([.B3]; 1.0955)*1.961" office:value-type="float" office:value="3792.9541567524" calcext:value-type="float">
            <text:p>3792.954156752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00" calcext:value-type="float">
            <text:p>2000</text:p>
          </table:table-cell>
          <table:table-cell table:formula="of:=[.B4]-1" office:value-type="float" office:value="1999" calcext:value-type="float">
            <text:p>1999</text:p>
          </table:table-cell>
          <table:table-cell office:value-type="float" office:value="8525" calcext:value-type="float">
            <text:p>8525</text:p>
          </table:table-cell>
          <table:table-cell table:number-columns-repeated="2"/>
          <table:table-cell table:formula="of:= (LOG([.D4]) - LOG([.D3]))/(LOG([.B4]) - LOG([.B3]))" office:value-type="float" office:value="1.23133290399869" calcext:value-type="float">
            <text:p>1.23133290399869</text:p>
          </table:table-cell>
          <table:table-cell table:formula="of:=POWER([.B4]; 1.0955)" office:value-type="float" office:value="4133.12328888422" calcext:value-type="float">
            <text:p>4133.12328888422</text:p>
          </table:table-cell>
          <table:table-cell table:formula="of:=[.D4]/[.H4]" office:value-type="float" office:value="2.06260481581265" calcext:value-type="float">
            <text:p>2.06260481581265</text:p>
          </table:table-cell>
          <table:table-cell/>
          <table:table-cell table:formula="of:=POWER([.B4]; 1.0955)*1.961" office:value-type="float" office:value="8105.05476950196" calcext:value-type="float">
            <text:p>8105.0547695019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000" calcext:value-type="float">
            <text:p>4000</text:p>
          </table:table-cell>
          <table:table-cell table:formula="of:=[.B5]-1" office:value-type="float" office:value="3999" calcext:value-type="float">
            <text:p>3999</text:p>
          </table:table-cell>
          <table:table-cell office:value-type="float" office:value="17606" calcext:value-type="float">
            <text:p>17606</text:p>
          </table:table-cell>
          <table:table-cell table:number-columns-repeated="2"/>
          <table:table-cell table:formula="of:= (LOG([.D5]) - LOG([.D4]))/(LOG([.B5]) - LOG([.B4]))" office:value-type="float" office:value="1.04629543365273" calcext:value-type="float">
            <text:p>1.04629543365273</text:p>
          </table:table-cell>
          <table:table-cell table:formula="of:=POWER([.B5]; 1.0955)" office:value-type="float" office:value="8831.95241521013" calcext:value-type="float">
            <text:p>8831.95241521013</text:p>
          </table:table-cell>
          <table:table-cell table:formula="of:=[.D5]/[.H5]" office:value-type="float" office:value="1.9934437112319" calcext:value-type="float">
            <text:p>1.9934437112319</text:p>
          </table:table-cell>
          <table:table-cell/>
          <table:table-cell table:formula="of:=POWER([.B5]; 1.0955)*1.961" office:value-type="float" office:value="17319.4586862271" calcext:value-type="float">
            <text:p>17319.458686227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000" calcext:value-type="float">
            <text:p>8000</text:p>
          </table:table-cell>
          <table:table-cell table:formula="of:=[.B6]-1" office:value-type="float" office:value="7999" calcext:value-type="float">
            <text:p>7999</text:p>
          </table:table-cell>
          <table:table-cell office:value-type="float" office:value="39512" calcext:value-type="float">
            <text:p>39512</text:p>
          </table:table-cell>
          <table:table-cell table:number-columns-repeated="2"/>
          <table:table-cell table:formula="of:= (LOG([.D6]) - LOG([.D5]))/(LOG([.B6]) - LOG([.B5]))" office:value-type="float" office:value="1.16622370092682" calcext:value-type="float">
            <text:p>1.16622370092682</text:p>
          </table:table-cell>
          <table:table-cell table:formula="of:=POWER([.B6]; 1.0955)" office:value-type="float" office:value="18872.7453822443" calcext:value-type="float">
            <text:p>18872.7453822443</text:p>
          </table:table-cell>
          <table:table-cell table:formula="of:=[.D6]/[.H6]" office:value-type="float" office:value="2.09360107391548" calcext:value-type="float">
            <text:p>2.09360107391548</text:p>
          </table:table-cell>
          <table:table-cell/>
          <table:table-cell table:formula="of:=POWER([.B6]; 1.0955)*1.961" office:value-type="float" office:value="37009.4536945811" calcext:value-type="float">
            <text:p>37009.453694581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000" calcext:value-type="float">
            <text:p>16000</text:p>
          </table:table-cell>
          <table:table-cell table:formula="of:=[.B7]-1" office:value-type="float" office:value="15999" calcext:value-type="float">
            <text:p>15999</text:p>
          </table:table-cell>
          <table:table-cell office:value-type="float" office:value="82296" calcext:value-type="float">
            <text:p>82296</text:p>
          </table:table-cell>
          <table:table-cell table:number-columns-repeated="2"/>
          <table:table-cell table:formula="of:= (LOG([.D7]) - LOG([.D6]))/(LOG([.B7]) - LOG([.B6]))" office:value-type="float" office:value="1.05853143627835" calcext:value-type="float">
            <text:p>1.05853143627835</text:p>
          </table:table-cell>
          <table:table-cell table:formula="of:=POWER([.B7]; 1.0955)" office:value-type="float" office:value="40328.6274108112" calcext:value-type="float">
            <text:p>40328.6274108112</text:p>
          </table:table-cell>
          <table:table-cell table:formula="of:=[.D7]/[.H7]" office:value-type="float" office:value="2.04063478683974" calcext:value-type="float">
            <text:p>2.04063478683974</text:p>
          </table:table-cell>
          <table:table-cell/>
          <table:table-cell table:formula="of:=POWER([.B7]; 1.0955)*1.961" office:value-type="float" office:value="79084.4383526008" calcext:value-type="float">
            <text:p>79084.438352600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2000" calcext:value-type="float">
            <text:p>32000</text:p>
          </table:table-cell>
          <table:table-cell table:formula="of:=[.B8]-1" office:value-type="float" office:value="31999" calcext:value-type="float">
            <text:p>31999</text:p>
          </table:table-cell>
          <table:table-cell office:value-type="float" office:value="173567" calcext:value-type="float">
            <text:p>173567</text:p>
          </table:table-cell>
          <table:table-cell table:number-columns-repeated="2"/>
          <table:table-cell table:formula="of:= (LOG([.D8]) - LOG([.D7]))/(LOG([.B8]) - LOG([.B7]))" office:value-type="float" office:value="1.07659846146814" calcext:value-type="float">
            <text:p>1.07659846146814</text:p>
          </table:table-cell>
          <table:table-cell table:formula="of:=POWER([.B8]; 1.0955)" office:value-type="float" office:value="86177.0853100243" calcext:value-type="float">
            <text:p>86177.0853100243</text:p>
          </table:table-cell>
          <table:table-cell table:formula="of:=[.D8]/[.H8]" office:value-type="float" office:value="2.01407368763504" calcext:value-type="float">
            <text:p>2.01407368763504</text:p>
          </table:table-cell>
          <table:table-cell/>
          <table:table-cell table:formula="of:=POWER([.B8]; 1.0955)*1.961" office:value-type="float" office:value="168993.264292958" calcext:value-type="float">
            <text:p>168993.26429295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4000" calcext:value-type="float">
            <text:p>64000</text:p>
          </table:table-cell>
          <table:table-cell table:formula="of:=[.B9]-1" office:value-type="float" office:value="63999" calcext:value-type="float">
            <text:p>63999</text:p>
          </table:table-cell>
          <table:table-cell office:value-type="float" office:value="376938" calcext:value-type="float">
            <text:p>376938</text:p>
          </table:table-cell>
          <table:table-cell table:number-columns-repeated="2"/>
          <table:table-cell table:formula="of:= (LOG([.D9]) - LOG([.D8]))/(LOG([.B9]) - LOG([.B8]))" office:value-type="float" office:value="1.11883456710182" calcext:value-type="float">
            <text:p>1.11883456710182</text:p>
          </table:table-cell>
          <table:table-cell table:formula="of:=POWER([.B9]; 1.0955)" office:value-type="float" office:value="184149.337811094" calcext:value-type="float">
            <text:p>184149.337811094</text:p>
          </table:table-cell>
          <table:table-cell table:formula="of:=[.D9]/[.H9]" office:value-type="float" office:value="2.04691477297994" calcext:value-type="float">
            <text:p>2.04691477297994</text:p>
          </table:table-cell>
          <table:table-cell/>
          <table:table-cell table:formula="of:=POWER([.B9]; 1.0955)*1.961" office:value-type="float" office:value="361116.851447554" calcext:value-type="float">
            <text:p>361116.85144755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8000" calcext:value-type="float">
            <text:p>128000</text:p>
          </table:table-cell>
          <table:table-cell table:formula="of:=[.B10]-1" office:value-type="float" office:value="127999" calcext:value-type="float">
            <text:p>127999</text:p>
          </table:table-cell>
          <table:table-cell office:value-type="float" office:value="786387" calcext:value-type="float">
            <text:p>786387</text:p>
          </table:table-cell>
          <table:table-cell table:number-columns-repeated="2"/>
          <table:table-cell table:formula="of:= (LOG([.D10]) - LOG([.D9]))/(LOG([.B10]) - LOG([.B9]))" office:value-type="float" office:value="1.06091222846008" calcext:value-type="float">
            <text:p>1.06091222846008</text:p>
          </table:table-cell>
          <table:table-cell table:formula="of:=POWER([.B10]; 1.0955)" office:value-type="float" office:value="393503.429528495" calcext:value-type="float">
            <text:p>393503.429528495</text:p>
          </table:table-cell>
          <table:table-cell table:formula="of:=[.D10]/[.H10]" office:value-type="float" office:value="1.99842476834895" calcext:value-type="float">
            <text:p>1.99842476834895</text:p>
          </table:table-cell>
          <table:table-cell/>
          <table:table-cell table:formula="of:=POWER([.B10]; 1.0955)*1.961" office:value-type="float" office:value="771660.225305379" calcext:value-type="float">
            <text:p>771660.22530537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6000" calcext:value-type="float">
            <text:p>256000</text:p>
          </table:table-cell>
          <table:table-cell table:formula="of:=[.B11]-1" office:value-type="float" office:value="255999" calcext:value-type="float">
            <text:p>255999</text:p>
          </table:table-cell>
          <table:table-cell office:value-type="float" office:value="1730653" calcext:value-type="float">
            <text:p>1730653</text:p>
          </table:table-cell>
          <table:table-cell table:number-columns-repeated="2"/>
          <table:table-cell table:formula="of:= (LOG([.D11]) - LOG([.D10]))/(LOG([.B11]) - LOG([.B10]))" office:value-type="float" office:value="1.13800511258563" calcext:value-type="float">
            <text:p>1.13800511258563</text:p>
          </table:table-cell>
          <table:table-cell table:formula="of:=POWER([.B11]; 1.0955)" office:value-type="float" office:value="840866.173570128" calcext:value-type="float">
            <text:p>840866.173570128</text:p>
          </table:table-cell>
          <table:table-cell table:formula="of:=[.D11]/[.H11]" office:value-type="float" office:value="2.05817888077485" calcext:value-type="float">
            <text:p>2.05817888077485</text:p>
          </table:table-cell>
          <table:table-cell/>
          <table:table-cell table:formula="of:=POWER([.B11]; 1.0955)*1.961" office:value-type="float" office:value="1648938.56637102" calcext:value-type="float">
            <text:p>1648938.5663710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12000" calcext:value-type="float">
            <text:p>512000</text:p>
          </table:table-cell>
          <table:table-cell table:formula="of:=[.B12]-1" office:value-type="float" office:value="511999" calcext:value-type="float">
            <text:p>511999</text:p>
          </table:table-cell>
          <table:table-cell office:value-type="float" office:value="3581790" calcext:value-type="float">
            <text:p>3581790</text:p>
          </table:table-cell>
          <table:table-cell table:number-columns-repeated="2"/>
          <table:table-cell table:formula="of:= (LOG([.D12]) - LOG([.D11]))/(LOG([.B12]) - LOG([.B11]))" office:value-type="float" office:value="1.0493642647849" calcext:value-type="float">
            <text:p>1.0493642647849</text:p>
          </table:table-cell>
          <table:table-cell table:formula="of:=POWER([.B12]; 1.0955)" office:value-type="float" office:value="1796822.76899513" calcext:value-type="float">
            <text:p>1796822.76899513</text:p>
          </table:table-cell>
          <table:table-cell table:formula="of:=[.D12]/[.H12]" office:value-type="float" office:value="1.99340194358908" calcext:value-type="float">
            <text:p>1.99340194358908</text:p>
          </table:table-cell>
          <table:table-cell/>
          <table:table-cell table:formula="of:=POWER([.B12]; 1.0955)*1.961" office:value-type="float" office:value="3523569.44999945" calcext:value-type="float">
            <text:p>3523569.4499994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24000" calcext:value-type="float">
            <text:p>1024000</text:p>
          </table:table-cell>
          <table:table-cell table:formula="of:=[.B13]-1" office:value-type="float" office:value="1023999" calcext:value-type="float">
            <text:p>1023999</text:p>
          </table:table-cell>
          <table:table-cell office:value-type="float" office:value="7376097" calcext:value-type="float">
            <text:p>7376097</text:p>
          </table:table-cell>
          <table:table-cell table:number-columns-repeated="2"/>
          <table:table-cell table:formula="of:= (LOG([.D13]) - LOG([.D12]))/(LOG([.B13]) - LOG([.B12]))" office:value-type="float" office:value="1.04217687344443" calcext:value-type="float">
            <text:p>1.04217687344443</text:p>
          </table:table-cell>
          <table:table-cell table:formula="of:=POWER([.B13]; 1.0955)" office:value-type="float" office:value="3839578.95401063" calcext:value-type="float">
            <text:p>3839578.95401063</text:p>
          </table:table-cell>
          <table:table-cell table:formula="of:=[.D13]/[.H13]" office:value-type="float" office:value="1.9210692339834" calcext:value-type="float">
            <text:p>1.9210692339834</text:p>
          </table:table-cell>
          <table:table-cell/>
          <table:table-cell table:formula="of:=POWER([.B13]; 1.0955)*1.961" office:value-type="float" office:value="7529414.32881486" calcext:value-type="float">
            <text:p>7529414.3288148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48000" calcext:value-type="float">
            <text:p>2048000</text:p>
          </table:table-cell>
          <table:table-cell table:formula="of:=[.B14]-1" office:value-type="float" office:value="2047999" calcext:value-type="float">
            <text:p>2047999</text:p>
          </table:table-cell>
          <table:table-cell office:value-type="float" office:value="15364748" calcext:value-type="float">
            <text:p>15364748</text:p>
          </table:table-cell>
          <table:table-cell table:number-columns-repeated="2"/>
          <table:table-cell table:formula="of:= (LOG([.D14]) - LOG([.D13]))/(LOG([.B14]) - LOG([.B13]))" office:value-type="float" office:value="1.05869457193339" calcext:value-type="float">
            <text:p>1.05869457193339</text:p>
          </table:table-cell>
          <table:table-cell table:formula="of:=POWER([.B14]; 1.0955)" office:value-type="float" office:value="8204685.95927581" calcext:value-type="float">
            <text:p>8204685.95927581</text:p>
          </table:table-cell>
          <table:table-cell table:formula="of:=[.D14]/[.H14]" office:value-type="float" office:value="1.87267959752066" calcext:value-type="float">
            <text:p>1.87267959752066</text:p>
          </table:table-cell>
          <table:table-cell/>
          <table:table-cell table:formula="of:=POWER([.B14]; 1.0955)*1.961" office:value-type="float" office:value="16089389.1661399" calcext:value-type="float">
            <text:p>16089389.166139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096000" calcext:value-type="float">
            <text:p>4096000</text:p>
          </table:table-cell>
          <table:table-cell table:formula="of:=[.B15]-1" office:value-type="float" office:value="4095999" calcext:value-type="float">
            <text:p>4095999</text:p>
          </table:table-cell>
          <table:table-cell office:value-type="float" office:value="31878541" calcext:value-type="float">
            <text:p>31878541</text:p>
          </table:table-cell>
          <table:table-cell table:number-columns-repeated="2"/>
          <table:table-cell table:formula="of:= (LOG([.D15]) - LOG([.D14]))/(LOG([.B15]) - LOG([.B14]))" office:value-type="float" office:value="1.05296149712132" calcext:value-type="float">
            <text:p>1.05296149712132</text:p>
          </table:table-cell>
          <table:table-cell table:formula="of:=POWER([.B15]; 1.0955)" office:value-type="float" office:value="17532357.7133429" calcext:value-type="float">
            <text:p>17532357.7133429</text:p>
          </table:table-cell>
          <table:table-cell table:formula="of:=[.D15]/[.H15]" office:value-type="float" office:value="1.8182689128992" calcext:value-type="float">
            <text:p>1.8182689128992</text:p>
          </table:table-cell>
          <table:table-cell/>
          <table:table-cell table:formula="of:=POWER([.B15]; 1.0955)*1.961" office:value-type="float" office:value="34380953.4758655" calcext:value-type="float">
            <text:p>34380953.4758655</text:p>
          </table:table-cell>
        </table:table-row>
        <table:table-row table:style-name="ro1">
          <table:table-cell/>
          <table:table-cell office:value-type="float" office:value="8192000" calcext:value-type="float">
            <text:p>8192000</text:p>
          </table:table-cell>
          <table:table-cell table:formula="of:=[.B16]-1" office:value-type="float" office:value="8191999" calcext:value-type="float">
            <text:p>8191999</text:p>
          </table:table-cell>
          <table:table-cell office:value-type="float" office:value="68094385" calcext:value-type="float">
            <text:p>68094385</text:p>
          </table:table-cell>
          <table:table-cell table:number-columns-repeated="2"/>
          <table:table-cell table:formula="of:= (LOG([.D16]) - LOG([.D15]))/(LOG([.B16]) - LOG([.B15]))" office:value-type="float" office:value="1.09495023749834" calcext:value-type="float">
            <text:p>1.09495023749834</text:p>
          </table:table-cell>
          <table:table-cell table:formula="of:=POWER([.B16]; 1.0955)" office:value-type="float" office:value="37464391.509233" calcext:value-type="float">
            <text:p>37464391.509233</text:p>
          </table:table-cell>
          <table:table-cell table:formula="of:=[.D16]/[.H16]" office:value-type="float" office:value="1.81757616384129" calcext:value-type="float">
            <text:p>1.81757616384129</text:p>
          </table:table-cell>
          <table:table-cell/>
          <table:table-cell table:formula="of:=POWER([.B16]; 1.0955)*1.961" office:value-type="float" office:value="73467671.7496059" calcext:value-type="float">
            <text:p>73467671.74960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2:.B16])" office:value-type="float" office:value="1092233.33333333" calcext:value-type="float">
            <text:p>1092233.33333333</text:p>
          </table:table-cell>
          <table:table-cell/>
          <table:table-cell table:formula="of:=AVERAGE([.D2:.D16])" office:value-type="float" office:value="8634421.33333333" calcext:value-type="float">
            <text:p>8634421.33333333</text:p>
          </table:table-cell>
          <table:table-cell table:number-columns-repeated="2"/>
          <table:table-cell table:formula="of:=AVERAGE([.G3:.G16])" office:value-type="float" office:value="1.09557413716951" calcext:value-type="float">
            <text:p>1.09557413716951</text:p>
          </table:table-cell>
          <table:table-cell/>
          <table:table-cell table:formula="of:=AVERAGE([.I2:.I16])" office:value-type="float" office:value="1.96162728263101" calcext:value-type="float">
            <text:p>1.961627282631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1T20:52:00.296000000</dc:date>
    <meta:editing-duration>PT6H7M33S</meta:editing-duration>
    <meta:editing-cycles>6</meta:editing-cycles>
    <meta:generator>LibreOffice/7.4.5.1$Windows_X86_64 LibreOffice_project/9c0871452b3918c1019dde9bfac75448afc4b57f</meta:generator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4.198cm" style:legend-expansion="high" chart:style-name="ch2"/>
        <chart:plot-area chart:style-name="ch3" table:cell-range-address="Sheet1.B2:Sheet1.B16 Sheet1.D2:Sheet1.D16" svg:x="0.32cm" svg:y="0.18cm" svg:width="12.45cm" svg:height="8.64cm">
          <chart:coordinate-region svg:x="2.095cm" svg:y="0.382cm" svg:width="9.91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6" chart:class="chart:scatter">
            <chart:domain table:cell-range-address="Sheet1.B2:Sheet1.B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2:Sheet1.B16</svg:desc>
                </draw:g>
              </table:table-cell>
              <table:table-cell office:value-type="float" office:value="1644">
                <text:p>1644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8525">
                <text:p>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7606">
                <text:p>17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39512">
                <text:p>39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0">
                <text:p>16000</text:p>
              </table:table-cell>
              <table:table-cell office:value-type="float" office:value="82296">
                <text:p>82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0">
                <text:p>32000</text:p>
              </table:table-cell>
              <table:table-cell office:value-type="float" office:value="173567">
                <text:p>173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">
                <text:p>64000</text:p>
              </table:table-cell>
              <table:table-cell office:value-type="float" office:value="376938">
                <text:p>376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000">
                <text:p>128000</text:p>
              </table:table-cell>
              <table:table-cell office:value-type="float" office:value="786387">
                <text:p>786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000">
                <text:p>256000</text:p>
              </table:table-cell>
              <table:table-cell office:value-type="float" office:value="1730653">
                <text:p>1730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000">
                <text:p>512000</text:p>
              </table:table-cell>
              <table:table-cell office:value-type="float" office:value="3581790">
                <text:p>35817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000">
                <text:p>1024000</text:p>
              </table:table-cell>
              <table:table-cell office:value-type="float" office:value="7376097">
                <text:p>7376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000">
                <text:p>2048000</text:p>
              </table:table-cell>
              <table:table-cell office:value-type="float" office:value="15364748">
                <text:p>15364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6000">
                <text:p>4096000</text:p>
              </table:table-cell>
              <table:table-cell office:value-type="float" office:value="31878541">
                <text:p>31878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000">
                <text:p>8192000</text:p>
              </table:table-cell>
              <table:table-cell office:value-type="float" office:value="68094385">
                <text:p>68094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